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raphicsLayoutManager.getBaseLength( int lengthBase , FObj f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GraphicsLayoutManager.AbstractGraphicsLayoutManager( AbstractGraphics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raphicsLayoutManager.getNextKnuthElements( LayoutContext context ,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GraphicsLayoutManager.makeAlignmentContex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GraphicsLayoutManager.getInlin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